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'avatar_motion': {'host': 'mahaka',</text:p>
      <text:p text:style-name="Standard"><text:s text:c="19"/>'recv': {'port': [61003, 61004, 61005],</text:p>
      <text:p text:style-name="Standard"><text:s text:c="28"/>'topic': {'b_cast': {'action': {'notify': {'event': [],</text:p>
      <text:p text:style-name="Standard"><text:s text:c="71"/>'trigger': ['avatar_motion/req_rep/do_move']},</text:p>
      <text:p text:style-name="Standard"><text:s text:c="60"/>'subscribe': {'event': ['poll_event/request']}}},</text:p>
      <text:p text:style-name="Standard"><text:s text:c="38"/>'req_rep': {'action': {'do_move': {'event': ['txn/request',</text:p>
      <text:p text:style-name="Standard"><text:s text:c="83"/>'txn/request_cancel']},</text:p>
      <text:p text:style-name="Standard"><text:s text:c="61"/>'evaluate_move': {'event': ['txn/request']}}}}},</text:p>
      <text:p text:style-name="Standard"><text:s text:c="19"/>'send': {'port': [61001, 61002],</text:p>
      <text:p text:style-name="Standard"><text:s text:c="28"/>'topic': {'b_cast': {'action': {'notify': {'event': ['poll_event/response'],</text:p>
      <text:p text:style-name="Standard"><text:s text:c="71"/>'trigger': ['avatar_motion/req_rep/do_move']},</text:p>
      <text:p text:style-name="Standard"><text:s text:c="60"/>'subscribe': {'event': ['poll_event/response',</text:p>
      <text:p text:style-name="Standard"><text:s text:c="84"/>'poll_event/response_cancel',</text:p>
      <text:p text:style-name="Standard"><text:s text:c="84"/>'poll_event/response_log']}}},</text:p>
      <text:p text:style-name="Standard"><text:s text:c="38"/>'req_rep': {'action': {'do_move': {'event': ['txn/response',</text:p>
      <text:p text:style-name="Standard"><text:s text:c="83"/>'txn/response_log',</text:p>
      <text:p text:style-name="Standard"><text:s text:c="83"/>'txn/response_cancel']},</text:p>
      <text:p text:style-name="Standard"><text:s text:c="61"/>'evaluate_move': {'event': ['txn/response']}}}}}},</text:p>
      <text:p text:style-name="Standard"><text:s/>'gametime': {'duplex': {'port': [61011, 61012],</text:p>
      <text:p text:style-name="Standard"><text:s text:c="25"/>'topic': {'pub_sub_recv': {'action': {'notify': {'event': [],</text:p>
      <text:p text:style-name="Standard"><text:s text:c="74"/>'trigger': ['avatar_motion/req_rep/do_move']},</text:p>
      <text:p text:style-name="Standard"><text:s text:c="63"/>'subscribe': {'event': ['poll_event/request']}}},</text:p>
      <text:p text:style-name="Standard"><text:s text:c="35"/>'pub_sub_send': {'action': {'notify': {'event': ['poll_event/response'],</text:p>
      <text:p text:style-name="Standard"><text:s text:c="74"/>'trigger': ['avatar_motion/req_rep/do_move']},</text:p>
      <text:p text:style-name="Standard"><text:s text:c="63"/>'subscribe': {'event': ['poll_event/response',</text:p>
      <text:p text:style-name="Standard"><text:s text:c="87"/>'poll_event/response_cancel',</text:p>
      <text:p text:style-name="Standard"><text:s text:c="87"/>'poll_event/response_log']}}},</text:p>
      <text:p text:style-name="Standard"><text:s text:c="35"/>'req_rep_recv': {'action': {'get_time': {'event': ['txn/request']}}},</text:p>
      <text:p text:style-name="Standard"><text:s text:c="35"/>'req_rep_send': {'action': {'get_time': {'event': ['txn/response']}}}}},</text:p>
      <text:p text:style-name="Standard"><text:s text:c="14"/>'host': 'mahaka'},</text:p>
      <text:p text:style-name="Standard"><text:s/>'marketplace': {'host': 'mahaka',</text:p>
      <text:p text:style-name="Standard"><text:s text:c="17"/>'recv': {'port': [61008, 61009, 61010],</text:p>
      <text:p text:style-name="Standard"><text:s text:c="26"/>'topic': {'req_chain': {'action': {'commodity_available': {'event': ['txn_event/request']},</text:p>
      <text:p text:style-name="Standard"><text:s text:c="61"/>'inventory_list': {'event': ['txn_event/request']},</text:p>
      <text:p text:style-name="Standard"><text:s text:c="61"/>'price_agree': {'event': ['txn_event/request',</text:p>
      <text:p text:style-name="Standard"><text:s text:c="87"/>'txn_event/request_cancel'],</text:p>
      <text:p text:style-name="Standard"><text:soft-page-break/><text:s text:c="77"/>'trigger': ['marketplace/req_chain/price_offer']},</text:p>
      <text:p text:style-name="Standard"><text:s text:c="61"/>'price_ask': {'event': ['txn_event/request'],</text:p>
      <text:p text:style-name="Standard"><text:s text:c="75"/>'trigger': ['marketplace/req_chain/commodity_available']},</text:p>
      <text:p text:style-name="Standard"><text:s text:c="61"/>'price_offer': {'event': ['txn_event/request'],</text:p>
      <text:p text:style-name="Standard"><text:s text:c="77"/>'trigger': ['marketplace/req_chain/price_ask']},</text:p>
      <text:p text:style-name="Standard"><text:s text:c="61"/>'purchase': {'event': ['txn_event/request',</text:p>
      <text:p text:style-name="Standard"><text:s text:c="84"/>'txn_event/request_cancel'],</text:p>
      <text:p text:style-name="Standard"><text:s text:c="74"/>'trigger': ['marketplace/req_chain/price_agree']},</text:p>
      <text:p text:style-name="Standard"><text:s text:c="61"/>'transfer': {'event': ['txn_event/request'],</text:p>
      <text:p text:style-name="Standard"><text:s text:c="74"/>'trigger': ['marketplace/req_chain/purchase']}}}}},</text:p>
      <text:p text:style-name="Standard"><text:s text:c="17"/>'send': {'port': [61006, 61007],</text:p>
      <text:p text:style-name="Standard"><text:s text:c="26"/>'topic': {'req_chain': {'action': {'commodity_available': {'event': ['txn_event/response',</text:p>
      <text:p text:style-name="Standard"><text:s text:c="95"/>'txn_event/response_log']},</text:p>
      <text:p text:style-name="Standard"><text:s text:c="61"/>'inventory_list': {'event': ['txn_event/response']},</text:p>
      <text:p text:style-name="Standard"><text:s text:c="61"/>'price_agree': {'event': ['txn_event/response',</text:p>
      <text:p text:style-name="Standard"><text:s text:c="87"/>'txn_event/response_log'],</text:p>
      <text:p text:style-name="Standard"><text:s text:c="77"/>'trigger': ['marketplace/req_chain/price_offer']},</text:p>
      <text:p text:style-name="Standard"><text:s text:c="61"/>'price_ask': {'event': ['txn_event/response',</text:p>
      <text:p text:style-name="Standard"><text:s text:c="85"/>'txn_event/response_cancel',</text:p>
      <text:p text:style-name="Standard"><text:s text:c="85"/>'txn_event/response_log'],</text:p>
      <text:p text:style-name="Standard"><text:s text:c="75"/>'trigger': ['marketplace/req_chain/commodity_available']},</text:p>
      <text:p text:style-name="Standard"><text:s text:c="61"/>'price_offer': {'event': ['txn_event/response',</text:p>
      <text:p text:style-name="Standard"><text:s text:c="87"/>'txn_event/response_log'],</text:p>
      <text:p text:style-name="Standard"><text:s text:c="77"/>'trigger': ['marketplace/req_chain/price_ask']},</text:p>
      <text:p text:style-name="Standard"><text:s text:c="61"/>'purchase': {'event': ['txn_event/response',</text:p>
      <text:p text:style-name="Standard"><text:s text:c="84"/>'txn_event/response_log'],</text:p>
      <text:p text:style-name="Standard"><text:s text:c="74"/>'trigger': ['marketplace/req_chain/price_agree']},</text:p>
      <text:p text:style-name="Standard"><text:s text:c="61"/>'transfer': {'event': ['txn_event/response',</text:p>
      <text:p text:style-name="Standard"><text:s text:c="84"/>'txn_event/response_log'],</text:p>
      <text:p text:style-name="Standard"><text:s text:c="74"/>'trigger': ['marketplace/req_chain/purchase']}}}}}}}</text:p>
      <text:p text:style-name="Standard">{'client': {'human_player': 'A client broker representing a human player of '</text:p>
      <text:p text:style-name="Standard"><text:s text:c="28"/>'the game.',</text:p>
      <text:p text:style-name="Standard"><text:s text:c="12"/>'map_context': 'A client broker representing a non-Player game '</text:p>
      <text:p text:style-name="Standard"><text:s text:c="27"/>'object that is relatively more static than a NPC. '</text:p>
      <text:p text:style-name="Standard"><text:s text:c="27"/>'For example, a building, a tree, an organizational '</text:p>
      <text:p text:style-name="Standard"><text:s text:c="27"/>'ledger, an automatic town crier.',</text:p>
      <text:p text:style-name="Standard"><text:soft-page-break/><text:s text:c="12"/>'npc_avatar': 'A client broker representing a game avatar not '</text:p>
      <text:p text:style-name="Standard"><text:s text:c="26"/>'driven by a human or robot player. A Non-Player '</text:p>
      <text:p text:style-name="Standard"><text:s text:c="26"/>'Character. For example, a non-sentient animal, or a '</text:p>
      <text:p text:style-name="Standard"><text:s text:c="26"/>'stock character with limited actions.',</text:p>
      <text:p text:style-name="Standard"><text:s text:c="12"/>'player_avatar': 'A client broker representing a game world avatar '</text:p>
      <text:p text:style-name="Standard"><text:s text:c="29"/>'driven by a human or robot player.',</text:p>
      <text:p text:style-name="Standard"><text:s text:c="12"/>'robot_player': 'A client broker representing a player of the game '</text:p>
      <text:p text:style-name="Standard"><text:s text:c="28"/>'driven by AI.'},</text:p>
      <text:p text:style-name="Standard"><text:s/>'gate': {'avatar_gateway': 'A backend module responding to avatar movement '</text:p>
      <text:p text:style-name="Standard"><text:s text:c="28"/>'requests.',</text:p>
      <text:p text:style-name="Standard"><text:s text:c="10"/>'gametime_gateway': 'A backend module responding to requests to '</text:p>
      <text:p text:style-name="Standard"><text:s text:c="30"/>'compute, record orcommunicate game time '</text:p>
      <text:p text:style-name="Standard"><text:s text:c="30"/>'information in multiple modalities.',</text:p>
      <text:p text:style-name="Standard"><text:s text:c="10"/>'inventory_gateway': 'A backend module responding to game world '</text:p>
      <text:p text:style-name="Standard"><text:s text:c="31"/>'requests relating to collections of things, '</text:p>
      <text:p text:style-name="Standard"><text:s text:c="31"/>'such as what is being carried by another '</text:p>
      <text:p text:style-name="Standard"><text:s text:c="31"/>'object or handling of market transactions.',</text:p>
      <text:p text:style-name="Standard"><text:s text:c="10"/>'monitored_gateway': 'A backend module that responding to monitoring '</text:p>
      <text:p text:style-name="Standard"><text:s text:c="31"/>'and logging requests. For example, when a '</text:p>
      <text:p text:style-name="Standard"><text:s text:c="31"/>'response needs to be logged so that it can '</text:p>
      <text:p text:style-name="Standard"><text:s text:c="31"/>'trigger other events.',</text:p>
      <text:p text:style-name="Standard"><text:s text:c="10"/>'subscriber_gateway': 'A backend module responding to requests '</text:p>
      <text:p text:style-name="Standard"><text:s text:c="32"/>'regarding subscriber and recipient lists.'},</text:p>
      <text:p text:style-name="Standard"><text:s/>'router': {'admin_router': 'A routing module that determines which gate '</text:p>
      <text:p text:style-name="Standard"><text:s text:c="28"/>'receives which requests relating to use of the '</text:p>
      <text:p text:style-name="Standard"><text:s text:c="28"/>'admin tools.',</text:p>
      <text:p text:style-name="Standard"><text:s text:c="12"/>'game_router': 'A routing module that determines which gate '</text:p>
      <text:p text:style-name="Standard"><text:s text:c="27"/>'receives requests for events relating to in-game '</text:p>
      <text:p text:style-name="Standard"><text:s text:c="27"/>'play.',</text:p>
      <text:p text:style-name="Standard"><text:s text:c="12"/>'log_router': 'A router that directs requests to logging and '</text:p>
      <text:p text:style-name="Standard"><text:s text:c="26"/>'monitoring gates.',</text:p>
      <text:p text:style-name="Standard"><text:s text:c="12"/>'triggers_router': 'A router that determines what gates to call '</text:p>
      <text:p text:style-name="Standard"><text:s text:c="31"/>'based on triggered service activity associated '</text:p>
      <text:p text:style-name="Standard"><text:s text:c="31"/>'with multi-step event chain service paths.'},</text:p>
      <text:p text:style-name="Standard"><text:s/>'server': {'avatar_motion/b_cast': 'Notify contextual objects about avatar '</text:p>
      <text:p text:style-name="Standard"><text:s text:c="36"/>'movements.',</text:p>
      <text:p text:style-name="Standard"><text:soft-page-break/><text:s text:c="12"/>'avatar_motion/req_rep': 'Handle avatar movement within maps or '</text:p>
      <text:p text:style-name="Standard"><text:s text:c="37"/>'scenes.',</text:p>
      <text:p text:style-name="Standard"><text:s text:c="12"/>'gametime/pub_sub': 'Broadcast current game time in multiple '</text:p>
      <text:p text:style-name="Standard"><text:s text:c="32"/>'modalities.',</text:p>
      <text:p text:style-name="Standard"><text:s text:c="12"/>'gametime/req_rep': 'Provide current game time in requested '</text:p>
      <text:p text:style-name="Standard"><text:s text:c="32"/>'modality.',</text:p>
      <text:p text:style-name="Standard"><text:s text:c="12"/>'marketplace/req_chain': 'Handle marketplace transactions: '</text:p>
      <text:p text:style-name="Standard"><text:s text:c="37"/>'inventory, pricing, purchase, delivery.'}}</text:p>
      <text:p text:style-name="Standard">{'ack': {'fields': {'message_received': {'desc': 'datetime'},</text:p>
      <text:p text:style-name="Standard"><text:s text:c="20"/>'transaction_id': {'desc': 'uuid'}}},</text:p>
      <text:p text:style-name="Standard"><text:s/>'avatar_motion/b_cast/notify/recipient_list': {'fields': {'client_id': {'desc': 'client_id'},</text:p>
      <text:p text:style-name="Standard"><text:s text:c="59"/>'moved_coordinates': {'desc': '(x,y,z)'},</text:p>
      <text:p text:style-name="Standard"><text:s text:c="59"/>'prev_coordinates': {'desc': '(x,y,z)'}}},</text:p>
      <text:p text:style-name="Standard"><text:s/>'avatar_motion/req_rep/do_move/request': {'fields': {'client_id': {'desc': 'client_id'},</text:p>
      <text:p text:style-name="Standard"><text:s text:c="54"/>'current_coordinates': {'desc': '(x,y,z)'},</text:p>
      <text:p text:style-name="Standard"><text:s text:c="54"/>'map_context_id': {'desc': 'map_context_id'},</text:p>
      <text:p text:style-name="Standard"><text:s text:c="54"/>'requesttime': {'desc': 'gametime'},</text:p>
      <text:p text:style-name="Standard"><text:s text:c="54"/>'target_coordinates': {'desc': '(x,y,z)'}}},</text:p>
      <text:p text:style-name="Standard"><text:s/>'avatar_motion/req_rep/do_move/request_cancel': {'fields': {'transaction_id': {'desc': 'uuid'}}},</text:p>
      <text:p text:style-name="Standard"><text:s/>'avatar_motion/req_rep/do_move/response': {'fields': {'client_id': {'desc': 'client_id'},</text:p>
      <text:p text:style-name="Standard"><text:s text:c="55"/>'moved_coordinates': {'desc': '(x,y,z)'},</text:p>
      <text:p text:style-name="Standard"><text:s text:c="55"/>'movement_duration': {'desc': 'gametime'},</text:p>
      <text:p text:style-name="Standard"><text:s text:c="55"/>'movement_path': {'desc': '(x,y,z), '</text:p>
      <text:p text:style-name="Standard"><text:s text:c="81"/>'...'},</text:p>
      <text:p text:style-name="Standard"><text:s text:c="55"/>'success': {'desc': 'yes '</text:p>
      <text:p text:style-name="Standard"><text:s text:c="75"/>'or '</text:p>
      <text:p text:style-name="Standard"><text:s text:c="75"/>'partial'},</text:p>
      <text:p text:style-name="Standard"><text:s text:c="55"/>'transaction_id': {'desc': 'uuid'}}},</text:p>
      <text:p text:style-name="Standard"><text:s/>'avatar_motion/req_rep/do_move/response_cancel': {'fields': {'cancel_reason': {'desc': 'reason'},</text:p>
      <text:p text:style-name="Standard"><text:s text:c="62"/>'transaction_id': {'desc': 'uuid'}}},</text:p>
      <text:p text:style-name="Standard"><text:s/>'avatar_motion/req_rep/evaluate_move/request': {'fields': {'client_id': {'desc': 'client_id',</text:p>
      <text:p text:style-name="Standard"><text:s text:c="74"/>'type': 'integer'},</text:p>
      <text:p text:style-name="Standard"><text:s text:c="60"/>'current_coords': {'desc': '(x,y,z)',</text:p>
      <text:p text:style-name="Standard"><text:s text:c="79"/>'type': '3-tuple '</text:p>
      <text:p text:style-name="Standard"><text:s text:c="87"/>'of '</text:p>
      <text:p text:style-name="Standard"><text:s text:c="87"/>'numbers'},</text:p>
      <text:p text:style-name="Standard"><text:soft-page-break/><text:s text:c="60"/>'map_context_id': {'desc': 'map_context_id'},</text:p>
      <text:p text:style-name="Standard"><text:s text:c="60"/>'requesttime': {'desc': 'gametime'},</text:p>
      <text:p text:style-name="Standard"><text:s text:c="60"/>'target_coords': {'desc': '(x,y,z)'}}},</text:p>
      <text:p text:style-name="Standard"><text:s/>'avatar_motion/req_rep/evaluate_move/response': {'fields': {'client_id': {'desc': 'client_id'},</text:p>
      <text:p text:style-name="Standard"><text:s text:c="61"/>'est_moved_coordinates': {'desc': '(x,y,z)'},</text:p>
      <text:p text:style-name="Standard"><text:s text:c="61"/>'est_movement_duration': {'desc': 'gametime'},</text:p>
      <text:p text:style-name="Standard"><text:s text:c="61"/>'est_movement_path': {'desc': '(x,y,z), '</text:p>
      <text:p text:style-name="Standard"><text:s text:c="91"/>'...'},</text:p>
      <text:p text:style-name="Standard"><text:s text:c="61"/>'success': {'desc': 'yes '</text:p>
      <text:p text:style-name="Standard"><text:s text:c="81"/>'or '</text:p>
      <text:p text:style-name="Standard"><text:s text:c="81"/>'partial',</text:p>
      <text:p text:style-name="Standard"><text:s text:c="73"/>'enum': ['yes',</text:p>
      <text:p text:style-name="Standard"><text:s text:c="82"/>'partial']},</text:p>
      <text:p text:style-name="Standard"><text:s text:c="61"/>'transaction_id': {'desc': 'uuid'}}},</text:p>
      <text:p text:style-name="Standard"><text:s/>'gametime/pub_sub/subscribe/notify': {'fields': {'client_id': {'desc': 'client_id'},</text:p>
      <text:p text:style-name="Standard"><text:s text:c="50"/>'current_gametime': {'desc': 'calendar_id '</text:p>
      <text:p text:style-name="Standard"><text:s text:c="79"/>'1: '</text:p>
      <text:p text:style-name="Standard"><text:s text:c="79"/>'game_datetime '</text:p>
      <text:p text:style-name="Standard"><text:s text:c="79"/>'1, '</text:p>
      <text:p text:style-name="Standard"><text:s text:c="79"/>'calendar_id '</text:p>
      <text:p text:style-name="Standard"><text:s text:c="79"/>'n: '</text:p>
      <text:p text:style-name="Standard"><text:s text:c="79"/>'game_datetime '</text:p>
      <text:p text:style-name="Standard"><text:s text:c="79"/>'n'},</text:p>
      <text:p text:style-name="Standard"><text:s text:c="50"/>'transaction_id': {'desc': 'uuid'}}},</text:p>
      <text:p text:style-name="Standard"><text:s/>'gametime/pub_sub/subscribe/request': {'fields': {'calendars_requested': {'desc': 'calendar_id '</text:p>
      <text:p text:style-name="Standard"><text:s text:c="83"/>'1. '</text:p>
      <text:p text:style-name="Standard"><text:s text:c="83"/>'calendar_id '</text:p>
      <text:p text:style-name="Standard"><text:s text:c="83"/>'n, '</text:p>
      <text:p text:style-name="Standard"><text:s text:c="83"/>'...'},</text:p>
      <text:p text:style-name="Standard"><text:s text:c="51"/>'client_id': {'desc': 'client_id'}}},</text:p>
      <text:p text:style-name="Standard"><text:s/>'gametime/pub_sub/subscribe/response': {'fields': {'calendars_subscribed': {'desc': 'calendar_id '</text:p>
      <text:p text:style-name="Standard"><text:s text:c="85"/>'1. '</text:p>
      <text:p text:style-name="Standard"><text:s text:c="85"/>'calendar_id '</text:p>
      <text:p text:style-name="Standard"><text:s text:c="85"/>'n, '</text:p>
      <text:p text:style-name="Standard"><text:s text:c="85"/>'...'},</text:p>
      <text:p text:style-name="Standard"><text:s text:c="52"/>'client_id': {'desc': 'client_id'},</text:p>
      <text:p text:style-name="Standard"><text:soft-page-break/><text:s text:c="52"/>'transaction_id': {'desc': 'uuid'}}},</text:p>
      <text:p text:style-name="Standard"><text:s/>'gametime/req_rep/get_time/request': {'fields': {'calendar': {'desc': 'game_calendar_id'},</text:p>
      <text:p text:style-name="Standard"><text:s text:c="50"/>'client_id': {'desc': 'client_id'}}},</text:p>
      <text:p text:style-name="Standard"><text:s/>'gametime/req_rep/get_time/response': {'fields': {'calendar': {'desc': 'game_calendar_id'},</text:p>
      <text:p text:style-name="Standard"><text:s text:c="51"/>'client_id': {'desc': 'client_id'},</text:p>
      <text:p text:style-name="Standard"><text:s text:c="51"/>'current_datetime': {'desc': 'game_datetime'},</text:p>
      <text:p text:style-name="Standard"><text:s text:c="51"/>'transaction_id': {'desc': 'uuid'}}},</text:p>
      <text:p text:style-name="Standard"><text:s/>'in_process': {'fields': {'current_status': {'desc': ['pending', 'in_process'],</text:p>
      <text:p text:style-name="Standard"><text:s text:c="46"/>'enum': ['pending',</text:p>
      <text:p text:style-name="Standard"><text:s text:c="55"/>'in_process']},</text:p>
      <text:p text:style-name="Standard"><text:s text:c="27"/>'transaction_id': {'desc': 'uuid'},</text:p>
      <text:p text:style-name="Standard"><text:s text:c="27"/>'wait_time': {'desc': 'seconds.milliseconds'}}},</text:p>
      <text:p text:style-name="Standard"><text:s/>'log_response': {'fields': {'reponse': {'desc': 'response_body',</text:p>
      <text:p text:style-name="Standard"><text:s text:c="41"/>'type': 'object'}}},</text:p>
      <text:p text:style-name="Standard"><text:s/>'marketplace/req_chain/commodity_available/request': {'fields': {'client_id': {'desc': 'client_id'},</text:p>
      <text:p text:style-name="Standard"><text:s text:c="66"/>'commodity_id': {'desc': 'game_prop_id'},</text:p>
      <text:p text:style-name="Standard"><text:s text:c="66"/>'market_id': {'desc': 'game_market_id'},</text:p>
      <text:p text:style-name="Standard"><text:s text:c="66"/>'requesttime': {'desc': 'gametime'}}},</text:p>
      <text:p text:style-name="Standard"><text:s/>'marketplace/req_chain/commodity_available/response': {'fields': {'client_id': {'desc': 'client_id'},</text:p>
      <text:p text:style-name="Standard"><text:s text:c="67"/>'commodity_desc': {'desc': 'field '</text:p>
      <text:p text:style-name="Standard"><text:s text:c="94"/>'1: '</text:p>
      <text:p text:style-name="Standard"><text:s text:c="94"/>'value '</text:p>
      <text:p text:style-name="Standard"><text:s text:c="94"/>'1; '</text:p>
      <text:p text:style-name="Standard"><text:s text:c="94"/>'field '</text:p>
      <text:p text:style-name="Standard"><text:s text:c="94"/>'n: '</text:p>
      <text:p text:style-name="Standard"><text:s text:c="94"/>'value '</text:p>
      <text:p text:style-name="Standard"><text:s text:c="94"/>'n'},</text:p>
      <text:p text:style-name="Standard"><text:s text:c="67"/>'commodity_id': {'desc': 'game_prop_id'},</text:p>
      <text:p text:style-name="Standard"><text:s text:c="67"/>'market_id': {'desc': 'game_market_id'},</text:p>
      <text:p text:style-name="Standard"><text:s text:c="67"/>'transaction_id': {'desc': 'uuid'}}},</text:p>
      <text:p text:style-name="Standard"><text:s/>'marketplace/req_chain/inventory_list/request': {'fields': {'client_id': {'desc': 'client_id'},</text:p>
      <text:p text:style-name="Standard"><text:s text:c="61"/>'inventory_categories': {'desc': 'category '</text:p>
      <text:p text:style-name="Standard"><text:s text:c="94"/>'1, '</text:p>
      <text:p text:style-name="Standard"><text:s text:c="94"/>'category '</text:p>
      <text:p text:style-name="Standard"><text:s text:c="94"/>'2, '</text:p>
      <text:p text:style-name="Standard"><text:s text:c="94"/>'...'},</text:p>
      <text:p text:style-name="Standard"><text:soft-page-break/><text:s text:c="61"/>'market_id': {'desc': 'game_market_id'},</text:p>
      <text:p text:style-name="Standard"><text:s text:c="61"/>'requesttime': {'desc': 'gametime'}}},</text:p>
      <text:p text:style-name="Standard"><text:s/>'marketplace/req_chain/inventory_list/response': {'fields': {'client_id': {'desc': 'client_id'},</text:p>
      <text:p text:style-name="Standard"><text:s text:c="62"/>'inventory_categories': {'desc': 'category '</text:p>
      <text:p text:style-name="Standard"><text:s text:c="95"/>'1, '</text:p>
      <text:p text:style-name="Standard"><text:s text:c="95"/>'category '</text:p>
      <text:p text:style-name="Standard"><text:s text:c="95"/>'2, '</text:p>
      <text:p text:style-name="Standard"><text:s text:c="95"/>'...'},</text:p>
      <text:p text:style-name="Standard"><text:s text:c="62"/>'market_id': {'desc': 'game_market_id'},</text:p>
      <text:p text:style-name="Standard"><text:s text:c="62"/>'transaction_id': {'desc': 'uuid'}}},</text:p>
      <text:p text:style-name="Standard"><text:s/>'marketplace/req_chain/price_ask/request': {'fields': {'client_id': {'desc': 'client_id'},</text:p>
      <text:p text:style-name="Standard"><text:s text:c="56"/>'commodity_id': {'desc': 'game_prop_id'},</text:p>
      <text:p text:style-name="Standard"><text:s text:c="56"/>'market_id': {'desc': 'game_market_id'},</text:p>
      <text:p text:style-name="Standard"><text:s text:c="56"/>'quantity': {'desc': 'amount'},</text:p>
      <text:p text:style-name="Standard"><text:s text:c="56"/>'requesttime': {'desc': 'gametime'},</text:p>
      <text:p text:style-name="Standard"><text:s text:c="56"/>'transaction_id': {'desc': 'uuid'}}},</text:p>
      <text:p text:style-name="Standard"><text:s/>'marketplace/req_chain/price_ask/response': {'fields': {'amount': {'desc': 'currency_value'},</text:p>
      <text:p text:style-name="Standard"><text:s text:c="57"/>'client_id': {'desc': 'client_id'},</text:p>
      <text:p text:style-name="Standard"><text:s text:c="57"/>'commodity_id': {'desc': 'game_prop_id'},</text:p>
      <text:p text:style-name="Standard"><text:s text:c="57"/>'currency': {'desc': 'currency_id'},</text:p>
      <text:p text:style-name="Standard"><text:s text:c="57"/>'market_id': {'desc': 'game_market_id'},</text:p>
      <text:p text:style-name="Standard"><text:s text:c="57"/>'quantity': {'desc': 'amount'},</text:p>
      <text:p text:style-name="Standard"><text:s text:c="57"/>'transaction_id': {'desc': 'uuid'}}},</text:p>
      <text:p text:style-name="Standard"><text:s/>'marketplace/req_chain/price_offer/request': {'fields': {'amount': {'desc': 'currency_value'},</text:p>
      <text:p text:style-name="Standard"><text:s text:c="58"/>'client_id': {'desc': 'client_id'},</text:p>
      <text:p text:style-name="Standard"><text:s text:c="58"/>'commodity_id': {'desc': 'game_prop_id'},</text:p>
      <text:p text:style-name="Standard"><text:s text:c="58"/>'currency': {'desc': 'currency_id'},</text:p>
      <text:p text:style-name="Standard"><text:s text:c="58"/>'market_id': {'desc': 'game_market_id'},</text:p>
      <text:p text:style-name="Standard"><text:s text:c="58"/>'quantity': {'desc': 'amount'},</text:p>
      <text:p text:style-name="Standard"><text:s text:c="58"/>'requesttime': {'desc': 'gametime'},</text:p>
      <text:p text:style-name="Standard"><text:s text:c="58"/>'transaction_id': {'desc': 'uuid'}}},</text:p>
      <text:p text:style-name="Standard"><text:s/>'marketplace/req_chain/price_offer/response': {'fields': {'accept_price': {'desc': 'yes '</text:p>
      <text:p text:style-name="Standard"><text:s text:c="84"/>'or '</text:p>
      <text:p text:style-name="Standard"><text:s text:c="84"/>'no'},</text:p>
      <text:p text:style-name="Standard"><text:s text:c="59"/>'client_id': {'desc': 'client_id'},</text:p>
      <text:p text:style-name="Standard"><text:s text:c="59"/>'commodity_id': {'desc': 'game_prop_id'},</text:p>
      <text:p text:style-name="Standard"><text:soft-page-break/><text:s text:c="59"/>'market_id': {'desc': 'game_market_id'},</text:p>
      <text:p text:style-name="Standard"><text:s text:c="59"/>'quantity': {'desc': 'amount'},</text:p>
      <text:p text:style-name="Standard"><text:s text:c="59"/>'transaction_id': {'desc': 'uuid'}}},</text:p>
      <text:p text:style-name="Standard"><text:s/>'marketplace/req_chain/purchase/request': {'fields': {'amount': {'desc': 'currency_value'},</text:p>
      <text:p text:style-name="Standard"><text:s text:c="55"/>'client_id': {'desc': 'client_id'},</text:p>
      <text:p text:style-name="Standard"><text:s text:c="55"/>'commodity_id': {'desc': 'game_prop_id'},</text:p>
      <text:p text:style-name="Standard"><text:s text:c="55"/>'currency': {'desc': 'currency_id'},</text:p>
      <text:p text:style-name="Standard"><text:s text:c="55"/>'market_id': {'desc': 'game_market_id'},</text:p>
      <text:p text:style-name="Standard"><text:s text:c="55"/>'quantity': {'desc': 'amount'},</text:p>
      <text:p text:style-name="Standard"><text:s text:c="55"/>'requesttime': {'desc': 'gametime'},</text:p>
      <text:p text:style-name="Standard"><text:s text:c="55"/>'transaction_id': {'desc': 'uuid'}}},</text:p>
      <text:p text:style-name="Standard"><text:s/>'marketplace/req_chain/purchase/response': {'fields': {'amount': {'desc': 'currency_value'},</text:p>
      <text:p text:style-name="Standard"><text:s text:c="56"/>'client_id': {'desc': 'client_id'},</text:p>
      <text:p text:style-name="Standard"><text:s text:c="56"/>'commodity_id': {'desc': 'game_prop_id'},</text:p>
      <text:p text:style-name="Standard"><text:s text:c="56"/>'currency': {'desc': 'currency_id'},</text:p>
      <text:p text:style-name="Standard"><text:s text:c="56"/>'market_id': {'desc': 'game_market_id'},</text:p>
      <text:p text:style-name="Standard"><text:s text:c="56"/>'quantity': {'desc': 'amount'},</text:p>
      <text:p text:style-name="Standard"><text:s text:c="56"/>'transaction_id': {'desc': 'uuid'}}},</text:p>
      <text:p text:style-name="Standard"><text:s/>'marketplace/req_chain/transfer/request': {'fields': {'client_id': {'desc': 'client_id'},</text:p>
      <text:p text:style-name="Standard"><text:s text:c="55"/>'commodity_id': {'desc': 'game_prop_id'},</text:p>
      <text:p text:style-name="Standard"><text:s text:c="55"/>'market_id': {'desc': 'game_market_id'},</text:p>
      <text:p text:style-name="Standard"><text:s text:c="55"/>'quantity': {'desc': 'amount'},</text:p>
      <text:p text:style-name="Standard"><text:s text:c="55"/>'requesttime': {'desc': 'gametime'},</text:p>
      <text:p text:style-name="Standard"><text:s text:c="55"/>'transaction_id': {'desc': 'uuid'}}},</text:p>
      <text:p text:style-name="Standard"><text:s/>'marketplace/req_chain/transfer/response': {'fields': {'client_id': {'desc': 'client_id'},</text:p>
      <text:p text:style-name="Standard"><text:s text:c="56"/>'commodity_id': {'desc': 'game_prop_id'},</text:p>
      <text:p text:style-name="Standard"><text:s text:c="56"/>'market_id': {'desc': 'game_market_id'},</text:p>
      <text:p text:style-name="Standard"><text:s text:c="56"/>'quantity': {'desc': 'amount'},</text:p>
      <text:p text:style-name="Standard"><text:s text:c="56"/>'transaction_id': {'desc': 'uuid'}}},</text:p>
      <text:p text:style-name="Standard"><text:s/>'reject': {'fields': {'failure_reason': {'desc': 'reason', 'type': 'string'},</text:p>
      <text:p text:style-name="Standard"><text:s text:c="23"/>'transaction_id': {'desc': 'uuid'}}}}</text:p>
      <text:p text:style-name="Standard">Servers started or restarted:</text:p>
      <text:p text:style-name="Standard">root <text:s text:c="7"/>5787 <text:s text:c="3"/>2592 <text:s/>7 11:33 pts/1 <text:s text:c="3"/>00:00:00 python -u /home/bow/saskan/python/sv_server.py /avatar_motion/send:61001 mahaka 61001</text:p>
      <text:p text:style-name="Standard">root <text:s text:c="7"/>5789 <text:s text:c="3"/>2592 <text:s/>5 11:33 pts/1 <text:s text:c="3"/>00:00:00 python -u /home/bow/saskan/python/sv_server.py /avatar_motion/send:61002 mahaka 61002</text:p>
      <text:p text:style-name="Standard">root <text:s text:c="7"/>5791 <text:s text:c="3"/>2592 <text:s/>6 11:33 pts/1 <text:s text:c="3"/>00:00:00 python -u /home/bow/saskan/python/sv_server.py /avatar_motion/recv:61003 mahaka 61003</text:p>
      <text:p text:style-name="Standard">root <text:s text:c="7"/>5793 <text:s text:c="3"/>2592 <text:s/>4 11:33 pts/1 <text:s text:c="3"/>00:00:00 python -u /home/bow/saskan/python/sv_server.py /avatar_motion/recv:61004 mahaka 61004</text:p>
      <text:p text:style-name="Standard"><text:soft-page-break/>root <text:s text:c="7"/>5795 <text:s text:c="3"/>2592 <text:s/>4 11:33 pts/1 <text:s text:c="3"/>00:00:00 python -u /home/bow/saskan/python/sv_server.py /avatar_motion/recv:61005 mahaka 61005</text:p>
      <text:p text:style-name="Standard">root <text:s text:c="7"/>5797 <text:s text:c="3"/>2592 <text:s/>2 11:33 pts/1 <text:s text:c="3"/>00:00:00 python -u /home/bow/saskan/python/sv_server.py /marketplace/send:61006 mahaka 61006</text:p>
      <text:p text:style-name="Standard">root <text:s text:c="7"/>5799 <text:s text:c="3"/>2592 <text:s/>2 11:33 pts/1 <text:s text:c="3"/>00:00:00 python -u /home/bow/saskan/python/sv_server.py /marketplace/send:61007 mahaka 61007</text:p>
      <text:p text:style-name="Standard">root <text:s text:c="7"/>5801 <text:s text:c="3"/>2592 <text:s/>4 11:33 pts/1 <text:s text:c="3"/>00:00:00 python -u /home/bow/saskan/python/sv_server.py /marketplace/recv:61008 mahaka 61008</text:p>
      <text:p text:style-name="Standard">root <text:s text:c="7"/>5803 <text:s text:c="3"/>2592 <text:s/>3 11:33 pts/1 <text:s text:c="3"/>00:00:00 python -u /home/bow/saskan/python/sv_server.py /marketplace/recv:61009 mahaka 61009</text:p>
      <text:p text:style-name="Standard">root <text:s text:c="7"/>5805 <text:s text:c="3"/>2592 <text:s/>1 11:33 pts/1 <text:s text:c="3"/>00:00:00 python -u /home/bow/saskan/python/sv_server.py /marketplace/recv:61010 mahaka 61010</text:p>
      <text:p text:style-name="Standard">root <text:s text:c="7"/>5807 <text:s text:c="3"/>2592 <text:s/>1 11:33 pts/1 <text:s text:c="3"/>00:00:00 python -u /home/bow/saskan/python/sv_server.py /gametime/duplex:61011 mahaka 61011</text:p>
      <text:p text:style-name="Standard">root <text:s text:c="7"/>5809 <text:s text:c="3"/>2592 <text:s/>0 11:33 pts/1 <text:s text:c="3"/>00:00:00 python -u /home/bow/saskan/python/sv_server.py /gametime/duplex:61012 mahaka 610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7:04:59.618439023</meta:creation-date>
    <dc:date>2023-01-08T17:06:11.325384767</dc:date>
    <meta:editing-duration>PT1M12S</meta:editing-duration>
    <meta:editing-cycles>1</meta:editing-cycles>
    <meta:document-statistic meta:table-count="0" meta:image-count="0" meta:object-count="0" meta:page-count="9" meta:paragraph-count="296" meta:word-count="1189" meta:character-count="27461" meta:non-whitespace-character-count="12297"/>
    <meta:generator>LibreOffice/7.3.7.2$Linux_X86_64 LibreOffice_project/30$Build-2</meta:generator>
  </office:meta>
</office:document-meta>
</file>